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color="#ff0000" fo:font-size="22pt" fo:font-weight="normal" style:font-size-asian="22pt" style:font-size-complex="22pt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color="#ff0000" style:text-position="0% 100%" fo:font-size="22pt" fo:font-weight="normal" style:font-size-asian="22pt" style:font-size-complex="22pt"/>
    </style:style>
    <style:style style:name="T8" style:family="text">
      <style:text-properties fo:color="#ff0000" style:text-position="-33% 58%" fo:font-size="22pt" fo:font-weight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1" draw:id="id11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2" draw:id="id2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draw:layer="layout" svg:x1="3.259cm" svg:y1="1.121cm" svg:x2="2.021cm" svg:y2="2.7cm" draw:start-shape="id1" draw:start-glue-point="3" draw:end-shape="id2" draw:end-glue-point="4" svg:d="M3259 1121h-1238v1579" svg:viewBox="0 0 1239 1580">
          <text:p/>
        </draw:connector>
        <draw:connector draw:style-name="gr3" draw:text-style-name="P3" xml:id="id10" draw:id="id10" draw:layer="layout" svg:x1="6.4cm" svg:y1="1.121cm" svg:x2="8.959cm" svg:y2="1.121cm" draw:start-shape="id1" draw:start-glue-point="1" draw:end-shape="id3" draw:end-glue-point="3" svg:d="M6400 1121h2559" svg:viewBox="0 0 2560 1">
          <text:p/>
        </draw:connector>
        <draw:frame draw:style-name="gr4" draw:text-style-name="P4" draw:layer="layout" svg:width="0.875cm" svg:height="0.963cm" svg:x="6.163cm" svg:y="2.4cm">
          <draw:text-box>
            <text:p>+</text:p>
          </draw:text-box>
        </draw:frame>
        <draw:frame draw:style-name="gr5" draw:text-style-name="P4" draw:layer="layout" svg:width="0.808cm" svg:height="0.962cm" svg:x="6.264cm" svg:y="4.801cm">
          <draw:text-box>
            <text:p>-</text:p>
          </draw:text-box>
        </draw:frame>
        <draw:frame draw:style-name="gr6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7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3" draw:id="id3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4" draw:id="id4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5" draw:id="id5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9" draw:id="id9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7" draw:id="id7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4" draw:start-glue-point="1" draw:end-shape="id5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3" draw:start-glue-point="1" draw:end-shape="id6" draw:end-glue-point="0" svg:d="M12100 1121h900v1479" svg:viewBox="0 0 901 1480">
          <text:p/>
        </draw:connector>
        <draw:connector draw:style-name="gr3" draw:text-style-name="P3" draw:layer="layout" draw:line-skew="0.353cm" svg:x1="2.021cm" svg:y1="4.543cm" svg:x2="2.003cm" svg:y2="8.46cm" draw:start-shape="id2" draw:start-glue-point="8" draw:end-shape="id7" draw:end-glue-point="0" svg:d="M2021 4543v2287h-18v1630" svg:viewBox="0 0 19 3918">
          <text:p/>
        </draw:connector>
        <draw:connector draw:style-name="gr3" draw:text-style-name="P3" draw:layer="layout" svg:x1="1.998cm" svg:y1="6.985cm" svg:x2="3.259cm" svg:y2="6.979cm" draw:start-shape="id8" draw:start-glue-point="1" draw:end-shape="id4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7" draw:start-glue-point="2" draw:end-shape="id9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10" draw:start-glue-point="0" draw:end-shape="id11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1" draw:start-glue-point="2" draw:end-shape="id12" draw:end-glue-point="4" svg:d="M7696 5500v1500h4v1600" svg:viewBox="0 0 5 3101">
          <text:p/>
        </draw:connector>
        <draw:custom-shape draw:style-name="gr8" draw:text-style-name="P6" xml:id="id12" draw:id="id12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2" draw:text-style-name="P2" draw:layer="layout" svg:width="1.842cm" svg:height="1.843cm" svg:x="12.058cm" svg:y="9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13cm" svg:y1="10.657cm" svg:x2="13cm" svg:y2="9.357cm">
            <text:p/>
          </draw:line>
        </draw:g>
        <draw:g xml:id="id6" draw:id="id6">
          <draw:custom-shape draw:style-name="gr10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4" draw:id="id14" draw:layer="layout" draw:line-skew="-0.079cm" svg:x1="13cm" svg:y1="5.1cm" svg:x2="12.979cm" svg:y2="9.057cm" draw:start-shape="id6" draw:start-glue-point="2" draw:end-shape="id13" draw:end-glue-point="0" svg:d="M13000 5100v1900h-21v2057" svg:viewBox="0 0 22 3958">
          <text:p/>
        </draw:connector>
        <draw:connector draw:style-name="gr3" draw:text-style-name="P3" draw:layer="layout" draw:line-skew="-0.971cm" svg:x1="12.141cm" svg:y1="6.979cm" svg:x2="12.989cm" svg:y2="7cm" draw:start-shape="id5" draw:start-glue-point="1" draw:end-shape="id14" draw:end-glue-point="0" svg:d="M12141 6979h438v21h410" svg:viewBox="0 0 849 22">
          <text:p/>
        </draw:connector>
        <draw:connector draw:style-name="gr3" draw:text-style-name="P3" draw:layer="layout" svg:x1="12.979cm" svg:y1="10.9cm" svg:x2="6.341cm" svg:y2="12.921cm" draw:start-shape="id13" draw:start-glue-point="2" draw:end-shape="id9" draw:end-glue-point="1" svg:d="M12979 10900v2021h-6638" svg:viewBox="0 0 6639 2022">
          <text:p/>
        </draw:connector>
        <draw:connector draw:style-name="gr3" draw:text-style-name="P3" draw:layer="layout" svg:x1="7.7cm" svg:y1="11.3cm" svg:x2="7.687cm" svg:y2="12.926cm" draw:start-shape="id12" draw:start-glue-point="6" svg:d="M7700 11300v1064h-13v562" svg:viewBox="0 0 14 1627">
          <text:p/>
        </draw:connector>
        <draw:frame draw:style-name="gr6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6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6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6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6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1" draw:text-style-name="P4" draw:layer="layout" svg:width="0.866cm" svg:height="1.115cm" svg:x="2.7cm" svg:y="9.362cm">
          <draw:text-box>
            <text:p><text:span text:style-name="T2">I</text:span><text:span text:style-name="T3">c</text:span></text:p>
          </draw:text-box>
        </draw:frame>
        <draw:frame draw:style-name="gr6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2" draw:text-style-name="P5" draw:layer="layout" svg:width="1.128cm" svg:height="1.114cm" svg:x="0.138cm" svg:y="3.4cm">
          <draw:text-box>
            <text:p><text:span text:style-name="T4">V</text:span><text:span text:style-name="T1">a</text:span></text:p>
          </draw:text-box>
        </draw:frame>
        <draw:frame draw:style-name="gr12" draw:text-style-name="P5" draw:layer="layout" svg:width="1.128cm" svg:height="1.114cm" svg:x="6.072cm" svg:y="3.6cm">
          <draw:text-box>
            <text:p><text:span text:style-name="T4">V</text:span><text:span text:style-name="T1">b</text:span></text:p>
          </draw:text-box>
        </draw:frame>
        <draw:frame draw:style-name="gr13" draw:text-style-name="P8" draw:layer="layout" svg:width="3.041cm" svg:height="1.114cm" svg:x="10.259cm" svg:y="4.686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4" draw:text-style-name="P8" draw:layer="layout" svg:width="0.883cm" svg:height="1.114cm" svg:x="13.2cm" svg:y="10.9cm">
          <draw:text-box>
            <text:p><text:span text:style-name="T5">I</text:span><text:span text:style-name="T6">d</text:span></text:p>
          </draw:text-box>
        </draw:frame>
        <draw:frame draw:style-name="gr15" draw:text-style-name="P8" draw:layer="layout" svg:width="3.168cm" svg:height="1.114cm" svg:x="7.832cm" svg:y="10.986cm">
          <draw:text-box>
            <text:p><text:span text:style-name="T2">V</text:span><text:span text:style-name="T3">c</text:span><text:span text:style-name="T2"> = K</text:span><text:span text:style-name="T3">c</text:span><text:span text:style-name="T2">I</text:span><text:span text:style-name="T3">c</text:span><text:span text:style-name="T5"> </text:span></text:p>
          </draw:text-box>
        </draw:frame>
        <draw:frame draw:style-name="gr16" draw:text-style-name="P9" draw:layer="layout" svg:width="1.4cm" svg:height="1.305cm" svg:x="0.8cm" svg:y="0.095cm">
          <draw:text-box>
            <text:p><text:span text:style-name="T7">V</text:span><text:span text:style-name="T8">1</text:span></text:p>
          </draw:text-box>
        </draw:frame>
        <draw:frame draw:style-name="gr16" draw:text-style-name="P9" draw:layer="layout" svg:width="1.4cm" svg:height="1.305cm" svg:x="6.9cm" svg:y="-0.105cm">
          <draw:text-box>
            <text:p><text:span text:style-name="T7">V</text:span><text:span text:style-name="T8">2</text:span></text:p>
          </draw:text-box>
        </draw:frame>
        <draw:frame draw:style-name="gr16" draw:text-style-name="P9" draw:layer="layout" svg:width="1.4cm" svg:height="1.305cm" svg:x="12.4cm" svg:y="0.095cm">
          <draw:text-box>
            <text:p><text:span text:style-name="T7">V</text:span><text:span text:style-name="T8">3</text:span></text:p>
          </draw:text-box>
        </draw:frame>
        <draw:frame draw:style-name="gr16" draw:text-style-name="P9" draw:layer="layout" svg:width="1.4cm" svg:height="1.305cm" svg:x="1.9cm" svg:y="5.795cm">
          <draw:text-box>
            <text:p><text:span text:style-name="T7">V</text:span><text:span text:style-name="T8">0</text:span></text:p>
          </draw:text-box>
        </draw:frame>
        <draw:frame draw:style-name="gr16" draw:text-style-name="P9" draw:layer="layout" svg:width="1.4cm" svg:height="1.305cm" svg:x="7.6cm" svg:y="5.795cm">
          <draw:text-box>
            <text:p><text:span text:style-name="T7">V</text:span><text:span text:style-name="T8">4</text:span></text:p>
          </draw:text-box>
        </draw:frame>
        <draw:frame draw:style-name="gr16" draw:text-style-name="P9" draw:layer="layout" svg:width="1.4cm" svg:height="1.305cm" svg:x="12.9cm" svg:y="6.295cm">
          <draw:text-box>
            <text:p><text:span text:style-name="T7">V</text:span><text:span text:style-name="T8">5</text:span></text:p>
          </draw:text-box>
        </draw:frame>
        <draw:frame draw:style-name="gr16" draw:text-style-name="P9" draw:layer="layout" svg:width="1.4cm" svg:height="1.305cm" svg:x="1cm" svg:y="12.4cm">
          <draw:text-box>
            <text:p><text:span text:style-name="T7">V</text:span><text:span text:style-name="T8">6</text:span></text:p>
          </draw:text-box>
        </draw:frame>
        <draw:frame draw:style-name="gr16" draw:text-style-name="P9" draw:layer="layout" svg:width="1.4cm" svg:height="1.305cm" svg:x="7.4cm" svg:y="12.795cm">
          <draw:text-box>
            <text:p><text:span text:style-name="T7">V</text:span><text:span text:style-name="T8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5:12:09.686173196</dc:date>
    <meta:editing-duration>PT33M39S</meta:editing-duration>
    <meta:editing-cycles>7</meta:editing-cycles>
    <meta:generator>LibreOffice/6.4.6.2$Linux_X86_64 LibreOffice_project/40$Build-2</meta:generator>
    <meta:document-statistic meta:object-count="108"/>
  </office:meta>
</office:document-meta>
</file>